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30000007A6E39A93F55D9ECB4.png" manifest:media-type="image/png"/>
  <manifest:file-entry manifest:full-path="Pictures/1000000000000385000001D1AC1F80274E23395C.png" manifest:media-type="image/png"/>
  <manifest:file-entry manifest:full-path="Pictures/100000000000038D0000022CFC618E07D7C992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</style:style>
    <style:style style:name="P2" style:family="paragraph" style:parent-style-name="Standard" style:master-page-name="">
      <loext:graphic-properties draw:fill="none"/>
      <style:paragraph-properties fo:margin-left="-0.801cm" fo:margin-right="0cm" fo:text-indent="0cm" style:auto-text-indent="false" style:page-number="auto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4"/></text:p>
      <text:p text:style-name="P1"/>
      <text:p text:style-name="Standard"><draw:frame draw:style-name="fr1" draw:name="Immagine1" text:anchor-type="paragraph" svg:width="23.786cm" svg:height="3.228cm" draw:z-index="0"><draw:image xlink:href="Pictures/10000000000003830000007A6E39A93F55D9ECB4.png" xlink:type="simple" xlink:show="embed" xlink:actuate="onLoad"/></draw:frame><draw:frame draw:style-name="fr2" draw:name="Immagine2" text:anchor-type="paragraph" svg:x="1.258cm" svg:y="3.226cm" svg:width="23.839cm" svg:height="12.303cm" draw:z-index="1"><draw:image xlink:href="Pictures/1000000000000385000001D1AC1F80274E23395C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Immagine3" text:anchor-type="paragraph" svg:width="24.051cm" svg:height="14.711cm" draw:z-index="2"><draw:image xlink:href="Pictures/100000000000038D0000022CFC618E07D7C992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08cm" fo:margin-bottom="2cm" fo:margin-left="1.282cm" fo:margin-right="2.013cm" style:shadow="none" fo:background-color="#ff950e" style:writing-mode="lr-tb" draw:fill="solid" draw:fill-color="#ff950e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1:49:56.098000000</meta:creation-date>
    <dc:date>2022-11-08T08:01:54.978000000</dc:date>
    <meta:editing-duration>PT17M24S</meta:editing-duration>
    <meta:editing-cycles>7</meta:editing-cycles>
    <meta:generator>LibreOffice/5.2.2.2$Windows_x86 LibreOffice_project/8f96e87c890bf8fa77463cd4b640a2312823f3ad</meta:generator>
    <meta:document-statistic meta:table-count="0" meta:image-count="3" meta:object-count="0" meta:page-count="2" meta:paragraph-count="1" meta:word-count="0" meta:character-count="4" meta:non-whitespace-character-count="0"/>
  </office:meta>
</office:document-meta>
</file>